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7C000001574920A9EF.jpg"/>
  <manifest:file-entry manifest:media-type="image/jpeg" manifest:full-path="Pictures/100000000000035200000267EE621A91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none" draw:fill-color="#ff3333" draw:textarea-horizontal-align="justify" draw:textarea-vertical-align="middle" draw:auto-grow-height="false" fo:min-height="0cm" fo:min-width="0cm"/>
    </style:style>
    <style:style style:name="gr4" style:family="graphic" style:parent-style-name="Object_20_with_20_no_20_fill_20_and_20_no_20_line">
      <style:graphic-properties draw:stroke="none" draw:fill="solid" draw:fill-color="#b2b2b2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28cm"/>
    </style:style>
    <style:style style:name="gr6" style:family="graphic" style:parent-style-name="standard">
      <style:graphic-properties draw:stroke="none" svg:stroke-color="#000000" draw:fill="none" draw:fill-color="#ffffff" fo:min-height="0cm"/>
    </style:style>
    <style:style style:name="gr7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8" style:family="graphic" style:parent-style-name="objectwithoutfill">
      <style:graphic-properties svg:stroke-width="0.1cm" svg:stroke-color="#666666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cm" draw:marker-start-width="0.2cm" draw:marker-end-width="0.2cm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1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2.16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0.2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1cm" fo:min-width="0.25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cm" fo:min-width="0.5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51cm"/>
    </style:style>
    <style:style style:name="gr17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cm" svg:height="2.2cm" svg:x="2.4cm" svg:y="25cm">
          <text:p/>
        </draw:rect>
        <draw:rect draw:style-name="gr1" draw:text-style-name="P1" draw:layer="layout" svg:width="3cm" svg:height="2.2cm" svg:x="10.2cm" svg:y="25.1cm">
          <text:p/>
        </draw:rect>
        <draw:custom-shape draw:style-name="gr2" draw:text-style-name="P1" draw:layer="layout" svg:width="0.9cm" svg:height="0.8cm" svg:x="8.371cm" svg:y="6.669cm">
          <text:p/>
          <draw:enhanced-geometry svg:viewBox="0 0 21600 21600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5" draw:id="id15" draw:layer="layout" svg:width="0.257cm" svg:height="0.228cm" svg:x="8.436cm" svg:y="6.72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0.256cm" svg:height="0.228cm" svg:x="8.95cm" svg:y="6.72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6" draw:id="id16" draw:layer="layout" svg:width="0.257cm" svg:height="0.228cm" svg:x="8.693cm" svg:y="7.183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0.9cm" svg:height="0.9cm" svg:x="4.681cm" svg:y="3.369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" draw:id="id1" draw:layer="layout" svg:width="0.257cm" svg:height="0.255cm" svg:x="4.746cm" svg:y="3.9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0.256cm" svg:height="0.255cm" svg:x="5.26cm" svg:y="3.9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7cm" svg:height="0.255cm" svg:x="5.003cm" svg:y="3.4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cm" svg:height="0.8cm" svg:x="8.271cm" svg:y="3.6cm">
          <text:p/>
          <draw:enhanced-geometry svg:viewBox="0 0 21600 21600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6" draw:id="id6" draw:layer="layout" svg:width="0.257cm" svg:height="0.228cm" svg:x="8.336cm" svg:y="3.65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0.256cm" svg:height="0.228cm" svg:x="8.85cm" svg:y="3.65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0.257cm" svg:height="0.228cm" svg:x="8.593cm" svg:y="4.11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0.9cm" svg:height="0.8cm" svg:x="6.091cm" svg:y="5.829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9" draw:id="id9" draw:layer="layout" svg:width="0.257cm" svg:height="0.228cm" svg:x="6.156cm" svg:y="6.3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4" draw:id="id14" draw:layer="layout" svg:width="0.256cm" svg:height="0.228cm" svg:x="6.67cm" svg:y="6.3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7cm" svg:height="0.228cm" svg:x="6.413cm" svg:y="5.8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xml:id="id2" draw:id="id2" draw:layer="layout" svg:width="1.9cm" svg:height="1.2cm" svg:x="4.171cm" svg:y="7.669cm">
          <draw:image xlink:href="Pictures/100000000000035200000267EE621A91.jpg" xlink:type="simple" xlink:show="embed" xlink:actuate="onLoad">
            <text:p/>
          </draw:image>
        </draw:frame>
        <draw:connector draw:style-name="gr1" draw:text-style-name="P1" draw:layer="layout" svg:x1="4.875cm" svg:y1="4.209cm" svg:x2="4.171cm" svg:y2="8.269cm" draw:start-shape="id1" draw:start-glue-point="8" draw:end-shape="id2" draw:end-glue-point="3" svg:d="M4875 4209v1730h-1204v2330h500">
          <text:p/>
        </draw:connector>
        <draw:frame draw:style-name="gr5" draw:layer="layout" svg:width="0.9cm" svg:height="0.53cm" svg:x="3.5cm" svg:y="7.7cm">
          <draw:text-box>
            <text:p><text:span text:style-name="T1">HF</text:span></text:p>
          </draw:text-box>
        </draw:frame>
        <draw:frame draw:style-name="gr6" draw:layer="layout" svg:width="1.6cm" svg:height="0.53cm" svg:x="5.3cm" svg:y="7.1cm">
          <draw:text-box>
            <text:p><text:span text:style-name="T1">VHF/UHF</text:span></text:p>
          </draw:text-box>
        </draw:frame>
        <draw:frame draw:style-name="gr4" draw:text-style-name="P1" xml:id="id17" draw:id="id17" draw:layer="layout" svg:width="1.229cm" svg:height="0.907cm" svg:x="7.1cm" svg:y="7.9cm">
          <draw:image xlink:href="Pictures/100000000000017C000001574920A9EF.jpg" xlink:type="simple" xlink:show="embed" xlink:actuate="onLoad">
            <text:p/>
          </draw:image>
        </draw:frame>
        <draw:line draw:style-name="gr7" draw:text-style-name="P1" xml:id="id3" draw:id="id3" draw:layer="layout" svg:x1="4.371cm" svg:y1="1.769cm" svg:x2="5.771cm" svg:y2="1.769cm">
          <text:p/>
        </draw:line>
        <draw:line draw:style-name="gr8" draw:text-style-name="P1" xml:id="id5" draw:id="id5" draw:layer="layout" svg:x1="7.5cm" svg:y1="1.831cm" svg:x2="7.5cm" svg:y2="2.631cm">
          <text:p/>
        </draw:line>
        <draw:connector draw:style-name="gr9" draw:text-style-name="P1" draw:layer="layout" svg:x1="5.771cm" svg:y1="1.769cm" svg:x2="5.131cm" svg:y2="3.369cm" draw:start-shape="id3" draw:start-glue-point="1" draw:end-shape="id4" draw:end-glue-point="2" svg:d="M5771 1769v800h-640v800">
          <text:p/>
        </draw:connector>
        <draw:custom-shape draw:style-name="gr2" draw:text-style-name="P1" draw:layer="layout" svg:width="0.2cm" svg:height="0.2cm" svg:x="5.771cm" svg:y="1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4.171cm" svg:y="1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1.615cm" svg:height="0.569cm" svg:x="6.8cm" svg:y="1.262cm">
          <draw:text-box>
            <text:p><text:span text:style-name="T2">Collinear</text:span></text:p>
          </draw:text-box>
        </draw:frame>
        <draw:custom-shape draw:style-name="gr2" draw:text-style-name="P1" draw:layer="layout" svg:width="0.2cm" svg:height="0.2cm" svg:x="5.771cm" svg:y="1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5.771cm" svg:y="1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layer="layout" svg:width="1.802cm" svg:height="0.569cm" svg:x="4.319cm" svg:y="1.2cm">
          <draw:text-box>
            <text:p><text:span text:style-name="T2">Long Wire</text:span></text:p>
          </draw:text-box>
        </draw:frame>
        <draw:frame draw:style-name="gr12" draw:layer="layout" svg:width="2.661cm" svg:height="0.569cm" svg:x="8.439cm" svg:y="1.262cm">
          <draw:text-box>
            <text:p><text:span text:style-name="T2">70cm Lindenblad</text:span></text:p>
          </draw:text-box>
        </draw:frame>
        <draw:frame draw:style-name="gr13" draw:layer="layout" svg:width="0.756cm" svg:height="0.759cm" svg:x="5.4cm" svg:y="3.241cm">
          <draw:text-box>
            <text:p><text:span text:style-name="T3">1</text:span></text:p>
          </draw:text-box>
        </draw:frame>
        <draw:frame draw:style-name="gr13" draw:layer="layout" svg:width="0.756cm" svg:height="0.759cm" svg:x="7.8cm" svg:y="6.5cm">
          <draw:text-box>
            <text:p><text:span text:style-name="T3">4</text:span></text:p>
          </draw:text-box>
        </draw:frame>
        <draw:frame draw:style-name="gr14" draw:layer="layout" svg:width="0.756cm" svg:height="0.759cm" svg:x="9.044cm" svg:y="3.431cm">
          <draw:text-box>
            <text:p><text:span text:style-name="T3">2</text:span></text:p>
          </draw:text-box>
        </draw:frame>
        <draw:frame draw:style-name="gr15" draw:layer="layout" svg:width="1.01cm" svg:height="0.64cm" svg:x="7.4cm" svg:y="3.491cm">
          <draw:text-box>
            <text:p><text:span text:style-name="T4">NC</text:span></text:p>
          </draw:text-box>
        </draw:frame>
        <draw:frame draw:style-name="gr16" draw:layer="layout" svg:width="1.01cm" svg:height="0.64cm" svg:x="3.79cm" svg:y="3.76cm">
          <draw:text-box>
            <text:p><text:span text:style-name="T4">NC</text:span></text:p>
          </draw:text-box>
        </draw:frame>
        <draw:connector draw:style-name="gr1" draw:text-style-name="P1" draw:layer="layout" svg:x1="7.5cm" svg:y1="2.631cm" svg:x2="8.466cm" svg:y2="3.658cm" draw:start-shape="id5" draw:start-glue-point="2" draw:end-shape="id6" draw:end-glue-point="8" svg:d="M7500 2631h966v1027">
          <text:p/>
        </draw:connector>
        <draw:line draw:style-name="gr17" draw:text-style-name="P1" xml:id="id8" draw:id="id8" draw:layer="layout" svg:x1="9.7cm" svg:y1="1.9cm" svg:x2="9.7cm" svg:y2="2.4cm">
          <text:p/>
        </draw:line>
        <draw:line draw:style-name="gr17" draw:text-style-name="P1" draw:layer="layout" svg:x1="9.4cm" svg:y1="1.9cm" svg:x2="10cm" svg:y2="1.9cm">
          <text:p/>
        </draw:line>
        <draw:connector draw:style-name="gr1" draw:text-style-name="P1" draw:layer="layout" svg:x1="8.978cm" svg:y1="3.658cm" svg:x2="9.7cm" svg:y2="2.4cm" draw:start-shape="id7" draw:start-glue-point="8" draw:end-shape="id8" draw:end-glue-point="2" svg:d="M8978 3658v-604h722v-654">
          <text:p/>
        </draw:connector>
        <draw:connector draw:style-name="gr1" draw:text-style-name="P1" draw:layer="layout" svg:x1="5.121cm" svg:y1="7.669cm" svg:x2="6.285cm" svg:y2="6.571cm" draw:start-shape="id2" draw:start-glue-point="0" draw:end-shape="id9" draw:end-glue-point="8" svg:d="M5121 7669v-548h1164v-550">
          <text:p/>
        </draw:connector>
        <draw:connector draw:style-name="gr1" draw:text-style-name="P1" draw:layer="layout" svg:x1="8.723cm" svg:y1="4.342cm" svg:x2="6.541cm" svg:y2="5.829cm" draw:start-shape="id10" draw:start-glue-point="4" draw:end-shape="id11" draw:end-glue-point="2" svg:d="M8723 4342v743h-2182v744">
          <text:p/>
        </draw:connector>
        <draw:connector draw:style-name="gr1" draw:text-style-name="P1" draw:layer="layout" svg:x1="9.078cm" svg:y1="6.727cm" svg:x2="5.388cm" svg:y2="4.209cm" draw:start-shape="id12" draw:start-glue-point="8" draw:end-shape="id13" draw:end-glue-point="8" svg:d="M9078 6727v-1259h-3690v-1259">
          <text:p/>
        </draw:connector>
        <draw:connector draw:style-name="gr1" draw:text-style-name="P1" draw:layer="layout" svg:x1="6.798cm" svg:y1="6.571cm" svg:x2="8.566cm" svg:y2="6.727cm" draw:start-shape="id14" draw:start-glue-point="8" draw:end-shape="id15" draw:end-glue-point="8" svg:d="M6798 6571v501h883v-846h885v501">
          <text:p/>
        </draw:connector>
        <draw:connector draw:style-name="gr1" draw:text-style-name="P1" draw:layer="layout" svg:x1="8.823cm" svg:y1="7.411cm" svg:x2="8.329cm" svg:y2="8.353cm" draw:start-shape="id16" draw:start-glue-point="4" draw:end-shape="id17" draw:end-glue-point="1" svg:d="M8823 7411v942h-494">
          <text:p/>
        </draw:connector>
        <draw:frame draw:style-name="gr15" draw:layer="layout" svg:width="1.01cm" svg:height="0.64cm" svg:x="5.3cm" svg:y="6.16cm">
          <draw:text-box>
            <text:p><text:span text:style-name="T4">NC</text:span></text:p>
          </draw:text-box>
        </draw:frame>
        <draw:frame draw:style-name="gr15" draw:layer="layout" svg:width="1.01cm" svg:height="0.64cm" svg:x="9.09cm" svg:y="6.56cm">
          <draw:text-box>
            <text:p><text:span text:style-name="T4">NC</text:span></text:p>
          </draw:text-box>
        </draw:frame>
        <draw:frame draw:style-name="gr15" draw:layer="layout" svg:width="1.01cm" svg:height="0.64cm" svg:x="5.3cm" svg:y="6.16cm">
          <draw:text-box>
            <text:p><text:span text:style-name="T4">NC</text:span></text:p>
          </draw:text-box>
        </draw:frame>
        <draw:frame draw:style-name="gr13" draw:layer="layout" svg:width="0.756cm" svg:height="0.759cm" svg:x="6.844cm" svg:y="5.741cm">
          <draw:text-box>
            <text:p><text:span text:style-name="T3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Cowdery</meta:initial-creator>
    <meta:creation-date>2016-02-25T13:59:18.31</meta:creation-date>
    <dc:date>2021-07-31T13:41:44.36</dc:date>
    <dc:creator>Bob Cowdery</dc:creator>
    <meta:editing-duration>PT15H56M35S</meta:editing-duration>
    <meta:editing-cycles>36</meta:editing-cycles>
    <meta:generator>OpenOffice/4.1.2$Win32 OpenOffice.org_project/412m3$Build-9782</meta:generator>
    <meta:document-statistic meta:object-count="51"/>
  </office:meta>
</office:document-meta>
</file>